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4.032cm"/>
    </style:style>
    <style:style style:name="co6" style:family="table-column">
      <style:table-column-properties fo:break-before="auto" style:column-width="3.445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4.396cm"/>
    </style:style>
    <style:style style:name="co9" style:family="table-column">
      <style:table-column-properties fo:break-before="auto" style:column-width="1.674cm"/>
    </style:style>
    <style:style style:name="co10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3.332cm"/>
    </style:style>
    <style:style style:name="co13" style:family="table-column">
      <style:table-column-properties fo:break-before="auto" style:column-width="2.351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4.0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Cúbicos">
      <style:table-properties table:display="true" style:writing-mode="lr-tb"/>
    </style:style>
    <style:style style:name="ta2" style:family="table" style:master-page-name="PageStyle_5f_Não-cúbic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dae3f3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4b183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ffe6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fo:background-color="#ffe699" style:diagonal-bl-tr="none" style:diagonal-tl-br="none" fo:border="0.74pt solid #000000" style:rotation-align="none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Calibri" style:font-name-complex="Calibri"/>
    </style:style>
    <style:style style:name="ce15" style:family="table-cell" style:parent-style-name="Default" style:data-style-name="N130">
      <style:table-cell-properties fo:background-color="#dae3f3" style:diagonal-bl-tr="none" style:diagonal-tl-br="none" fo:border="0.74pt solid #000000" style:rotation-align="none"/>
    </style:style>
    <style:style style:name="ce16" style:family="table-cell" style:parent-style-name="Default" style:data-style-name="N130">
      <style:table-cell-properties fo:background-color="#f4b183" style:diagonal-bl-tr="none" style:diagonal-tl-br="none" fo:border="0.74pt solid #000000" style:rotation-align="none"/>
    </style:style>
    <style:style style:name="ce17" style:family="table-cell" style:parent-style-name="Default" style:data-style-name="N130">
      <style:table-cell-properties fo:background-color="#ffe699"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fe699"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f4b18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e6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f4b18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dae3f3" style:diagonal-bl-tr="none" style:diagonal-tl-br="none" fo:border="none" style:rotation-align="none"/>
    </style:style>
    <style:style style:name="ce34" style:family="table-cell" style:parent-style-name="Default">
      <style:table-cell-properties fo:background-color="#dae3f3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4b183" style:diagonal-bl-tr="none" style:diagonal-tl-br="none" fo:border="none" style:rotation-align="none"/>
    </style:style>
    <style:style style:name="ce36" style:family="table-cell" style:parent-style-name="Default">
      <style:table-cell-properties fo:background-color="#ffe699" style:diagonal-bl-tr="none" style:diagonal-tl-br="none" fo:border="none" style:rotation-align="none"/>
    </style:style>
    <style:style style:name="ce3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deeb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74pt solid #000000" style:rotation-align="none"/>
    </style:style>
    <style:style style:name="ce4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de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úbico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30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N° do Pico</text:p>
          </table:table-cell>
          <table:table-cell table:style-name="ce1" office:value-type="string" calcext:value-type="string">
            <text:p>2 \theta (graus) </text:p>
          </table:table-cell>
          <table:table-cell table:style-name="ce1" office:value-type="string" calcext:value-type="string">
            <text:p>sigma (graus)</text:p>
          </table:table-cell>
          <table:table-cell table:style-name="ce1" office:value-type="string" calcext:value-type="string">
            <text:p>sigma/raiz(N) (graus)</text:p>
          </table:table-cell>
          <table:table-cell table:style-name="ce1" office:value-type="string" calcext:value-type="string">
            <text:p>sigma/raiz(N) (rad)</text:p>
          </table:table-cell>
          <table:table-cell table:style-name="ce1" office:value-type="string" calcext:value-type="string">
            <text:p>\sin{\theta}^2</text:p>
          </table:table-cell>
          <table:table-cell table:style-name="ce1" office:value-type="string" calcext:value-type="string">
            <text:p>u_sin2theta</text:p>
          </table:table-cell>
          <table:table-cell table:style-name="ce1" office:value-type="string" calcext:value-type="string">
            <text:p>D / \sin{\theta_{min}}^2</text:p>
          </table:table-cell>
          <table:table-cell table:style-name="ce1" office:value-type="string" calcext:value-type="string">
            <text:p>2E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l^2 + k^2 + h^2</text:p>
          </table:table-cell>
          <table:table-cell table:style-name="ce23" office:value-type="string" calcext:value-type="string">
            <text:p>hkl</text:p>
          </table:table-cell>
          <table:table-cell table:style-name="ce31" office:value-type="string" calcext:value-type="string">
            <text:p>a(10^-10)</text:p>
          </table:table-cell>
          <table:table-cell table:style-name="ce32" office:value-type="string" calcext:value-type="string">
            <text:p>INCERTEZA DO a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5">
            <text:p>Molibdêni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1.16" calcext:value-type="float">
            <text:p>41,16</text:p>
          </table:table-cell>
          <table:table-cell table:style-name="ce8" office:value-type="float" office:value="0.04" calcext:value-type="float">
            <text:p>0,04</text:p>
          </table:table-cell>
          <table:table-cell table:style-name="ce15" table:formula="of:=[.D2]/SQRT(200)" office:value-type="float" office:value="0.00282842712474619" calcext:value-type="float">
            <text:p>0,00283</text:p>
          </table:table-cell>
          <table:table-cell table:style-name="ce15" table:formula="of:=RADIANS([.D2])/SQRT(200)" office:value-type="float" office:value="0.0000493653659795374" calcext:value-type="float">
            <text:p>0,00005</text:p>
          </table:table-cell>
          <table:table-cell table:style-name="ce8" table:formula="of:=SIN(RADIANS([.C2]/2))^2" office:value-type="float" office:value="0.123562711253741" calcext:value-type="float">
            <text:p>0,123562711253741</text:p>
          </table:table-cell>
          <table:table-cell table:style-name="ce15" table:formula="of:=2*SIN(RADIANS([.C2]/2))*COS(RADIANS([.C2]/2))*[.F2]" office:value-type="float" office:value="0.000032490507472207" calcext:value-type="float">
            <text:p>0,00003</text:p>
          </table:table-cell>
          <table:table-cell table:style-name="ce8" table:formula="of:=[.G2]/[.$G$2]" office:value-type="float" office:value="1" calcext:value-type="float">
            <text:p>1</text:p>
          </table:table-cell>
          <table:table-cell table:style-name="ce19" table:formula="of:=[.I2]*2" office:value-type="float" office:value="2" calcext:value-type="float">
            <text:p>2</text:p>
          </table:table-cell>
          <table:table-cell table:style-name="ce8" table:formula="of:=[.I2]*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4" office:value-type="string" calcext:value-type="string">
            <text:p>110</text:p>
          </table:table-cell>
          <table:table-cell table:style-name="ce8" table:formula="of:=1.5405*SQRT([.L2])/(2*(SQRT([.G2])))" office:value-type="float" office:value="3.09886737849774" calcext:value-type="float">
            <text:p>3,09886737849774</text:p>
          </table:table-cell>
          <table:table-cell table:style-name="ce33"/>
          <table:table-cell table:number-columns-repeated="1009"/>
        </table:table-row>
        <table:table-row table:style-name="ro1">
          <table:covered-table-cell table:style-name="ce2"/>
          <table:table-cell table:style-name="ce8" office:value-type="float" office:value="2" calcext:value-type="float">
            <text:p>2</text:p>
          </table:table-cell>
          <table:table-cell table:style-name="ce8" office:value-type="float" office:value="59.36" calcext:value-type="float">
            <text:p>59,36</text:p>
          </table:table-cell>
          <table:table-cell table:style-name="ce8" office:value-type="float" office:value="0.5" calcext:value-type="float">
            <text:p>0,5</text:p>
          </table:table-cell>
          <table:table-cell table:style-name="ce15" table:formula="of:=[.D3]/SQRT(200)" office:value-type="float" office:value="0.0353553390593274" calcext:value-type="float">
            <text:p>0,03536</text:p>
          </table:table-cell>
          <table:table-cell table:style-name="ce15" table:formula="of:=RADIANS([.D3])/SQRT(200)" office:value-type="float" office:value="0.000617067074744218" calcext:value-type="float">
            <text:p>0,00062</text:p>
          </table:table-cell>
          <table:table-cell table:style-name="ce8" table:formula="of:=SIN(RADIANS([.C3]/2))^2" office:value-type="float" office:value="0.245178898526741" calcext:value-type="float">
            <text:p>0,245178898526741</text:p>
          </table:table-cell>
          <table:table-cell table:style-name="ce15" table:formula="of:=2*SIN(RADIANS([.C3]/2))*COS(RADIANS([.C3]/2))*[.F3]" office:value-type="float" office:value="0.000530916143264397" calcext:value-type="float">
            <text:p>0,00053</text:p>
          </table:table-cell>
          <table:table-cell table:style-name="ce8" table:formula="of:=[.G3]/[.$G$2]" office:value-type="float" office:value="1.98424667149991" calcext:value-type="float">
            <text:p>1,98424667149991</text:p>
          </table:table-cell>
          <table:table-cell table:style-name="ce19" table:formula="of:=[.I3]*2" office:value-type="float" office:value="3.96849334299982" calcext:value-type="float">
            <text:p>3,96849334299982</text:p>
          </table:table-cell>
          <table:table-cell table:style-name="ce8" table:formula="of:=[.I3]*3" office:value-type="float" office:value="5.95274001449974" calcext:value-type="float">
            <text:p>5,95274001449974</text:p>
          </table:table-cell>
          <table:table-cell table:style-name="ce8" office:value-type="float" office:value="4" calcext:value-type="float">
            <text:p>4</text:p>
          </table:table-cell>
          <table:table-cell table:style-name="ce24" office:value-type="string" calcext:value-type="string">
            <text:p>200</text:p>
          </table:table-cell>
          <table:table-cell table:style-name="ce8" table:formula="of:=1.5405*SQRT([.L3])/(2*(SQRT([.G3])))" office:value-type="float" office:value="3.11114432125643" calcext:value-type="float">
            <text:p>3,11114432125643</text:p>
          </table:table-cell>
          <table:table-cell table:style-name="ce33"/>
          <table:table-cell table:number-columns-repeated="1009"/>
        </table:table-row>
        <table:table-row table:style-name="ro1">
          <table:covered-table-cell table:style-name="ce2"/>
          <table:table-cell table:style-name="ce8" office:value-type="float" office:value="3" calcext:value-type="float">
            <text:p>3</text:p>
          </table:table-cell>
          <table:table-cell table:style-name="ce8" office:value-type="float" office:value="74.36" calcext:value-type="float">
            <text:p>74,36</text:p>
          </table:table-cell>
          <table:table-cell table:style-name="ce8" office:value-type="float" office:value="0.02" calcext:value-type="float">
            <text:p>0,02</text:p>
          </table:table-cell>
          <table:table-cell table:style-name="ce15" table:formula="of:=[.D4]/SQRT(200)" office:value-type="float" office:value="0.0014142135623731" calcext:value-type="float">
            <text:p>0,00141</text:p>
          </table:table-cell>
          <table:table-cell table:style-name="ce15" table:formula="of:=RADIANS([.D4])/SQRT(200)" office:value-type="float" office:value="0.0000246826829897687" calcext:value-type="float">
            <text:p>0,00002</text:p>
          </table:table-cell>
          <table:table-cell table:style-name="ce8" table:formula="of:=SIN(RADIANS([.C4]/2))^2" office:value-type="float" office:value="0.365203915326289" calcext:value-type="float">
            <text:p>0,365203915326289</text:p>
          </table:table-cell>
          <table:table-cell table:style-name="ce15" table:formula="of:=2*SIN(RADIANS([.C4]/2))*COS(RADIANS([.C4]/2))*[.F4]" office:value-type="float" office:value="0.0000237687965480755" calcext:value-type="float">
            <text:p>0,00002</text:p>
          </table:table-cell>
          <table:table-cell table:style-name="ce8" table:formula="of:=[.G4]/[.$G$2]" office:value-type="float" office:value="2.95561591050173" calcext:value-type="float">
            <text:p>2,95561591050173</text:p>
          </table:table-cell>
          <table:table-cell table:style-name="ce19" table:formula="of:=[.I4]*2" office:value-type="float" office:value="5.91123182100346" calcext:value-type="float">
            <text:p>5,91123182100346</text:p>
          </table:table-cell>
          <table:table-cell table:style-name="ce8" table:formula="of:=[.I4]*3" office:value-type="float" office:value="8.86684773150519" calcext:value-type="float">
            <text:p>8,86684773150519</text:p>
          </table:table-cell>
          <table:table-cell table:style-name="ce8" office:value-type="float" office:value="6" calcext:value-type="float">
            <text:p>6</text:p>
          </table:table-cell>
          <table:table-cell table:style-name="ce24" office:value-type="string" calcext:value-type="string">
            <text:p>211</text:p>
          </table:table-cell>
          <table:table-cell table:style-name="ce8" table:formula="of:=1.5405*SQRT([.L4])/(2*(SQRT([.G4])))" office:value-type="float" office:value="3.12204831535761" calcext:value-type="float">
            <text:p>3,12204831535761</text:p>
          </table:table-cell>
          <table:table-cell table:style-name="ce34"/>
          <table:table-cell office:value-type="string" calcext:value-type="string">
            <text:p>Body Centered Cubic</text:p>
          </table:table-cell>
          <table:table-cell table:number-columns-repeated="1008"/>
        </table:table-row>
        <table:table-row table:style-name="ro1">
          <table:covered-table-cell table:style-name="ce2"/>
          <table:table-cell table:style-name="ce8" office:value-type="float" office:value="4" calcext:value-type="float">
            <text:p>4</text:p>
          </table:table-cell>
          <table:table-cell table:style-name="ce8" office:value-type="float" office:value="102.08" calcext:value-type="float">
            <text:p>102,08</text:p>
          </table:table-cell>
          <table:table-cell table:style-name="ce8" office:value-type="float" office:value="0.74" calcext:value-type="float">
            <text:p>0,74</text:p>
          </table:table-cell>
          <table:table-cell table:style-name="ce15" table:formula="of:=[.D5]/SQRT(200)" office:value-type="float" office:value="0.0523259018078045" calcext:value-type="float">
            <text:p>0,05233</text:p>
          </table:table-cell>
          <table:table-cell table:style-name="ce15" table:formula="of:=RADIANS([.D5])/SQRT(200)" office:value-type="float" office:value="0.000913259270621442" calcext:value-type="float">
            <text:p>0,00091</text:p>
          </table:table-cell>
          <table:table-cell table:style-name="ce8" table:formula="of:=SIN(RADIANS([.C5]/2))^2" office:value-type="float" office:value="0.604638619701508" calcext:value-type="float">
            <text:p>0,604638619701508</text:p>
          </table:table-cell>
          <table:table-cell table:style-name="ce15" table:formula="of:=2*SIN(RADIANS([.C5]/2))*COS(RADIANS([.C5]/2))*[.F5]" office:value-type="float" office:value="0.000893036375027462" calcext:value-type="float">
            <text:p>0,00089</text:p>
          </table:table-cell>
          <table:table-cell table:style-name="ce8" table:formula="of:=[.G5]/[.$G$2]" office:value-type="float" office:value="4.8933744943477" calcext:value-type="float">
            <text:p>4,8933744943477</text:p>
          </table:table-cell>
          <table:table-cell table:style-name="ce19" table:formula="of:=[.I5]*2" office:value-type="float" office:value="9.7867489886954" calcext:value-type="float">
            <text:p>9,7867489886954</text:p>
          </table:table-cell>
          <table:table-cell table:style-name="ce8" table:formula="of:=[.I5]*3" office:value-type="float" office:value="14.6801234830431" calcext:value-type="float">
            <text:p>14,6801234830431</text:p>
          </table:table-cell>
          <table:table-cell table:style-name="ce8" office:value-type="float" office:value="10" calcext:value-type="float">
            <text:p>10</text:p>
          </table:table-cell>
          <table:table-cell table:style-name="ce24" office:value-type="string" calcext:value-type="string">
            <text:p>310</text:p>
          </table:table-cell>
          <table:table-cell table:style-name="ce8" table:formula="of:=1.5405*SQRT([.L5])/(2*(SQRT([.G5])))" office:value-type="float" office:value="3.13244724387259" calcext:value-type="float">
            <text:p>3,13244724387259</text:p>
          </table:table-cell>
          <table:table-cell table:style-name="ce33"/>
          <table:table-cell table:number-columns-repeated="1009"/>
        </table:table-row>
        <table:table-row table:style-name="ro1">
          <table:covered-table-cell table:style-name="ce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16.58" calcext:value-type="float">
            <text:p>116,58</text:p>
          </table:table-cell>
          <table:table-cell table:style-name="ce8" office:value-type="float" office:value="0.86" calcext:value-type="float">
            <text:p>0,86</text:p>
          </table:table-cell>
          <table:table-cell table:style-name="ce15" table:formula="of:=[.D6]/SQRT(200)" office:value-type="float" office:value="0.0608111831820431" calcext:value-type="float">
            <text:p>0,06081</text:p>
          </table:table-cell>
          <table:table-cell table:style-name="ce15" table:formula="of:=RADIANS([.D6])/SQRT(200)" office:value-type="float" office:value="0.00106135536856005" calcext:value-type="float">
            <text:p>0,00106</text:p>
          </table:table-cell>
          <table:table-cell table:style-name="ce8" table:formula="of:=SIN(RADIANS([.C6]/2))^2" office:value-type="float" office:value="0.723723470928497" calcext:value-type="float">
            <text:p>0,723723470928497</text:p>
          </table:table-cell>
          <table:table-cell table:style-name="ce15" table:formula="of:=2*SIN(RADIANS([.C6]/2))*COS(RADIANS([.C6]/2))*[.F6]" office:value-type="float" office:value="0.000949181228861256" calcext:value-type="float">
            <text:p>0,00095</text:p>
          </table:table-cell>
          <table:table-cell table:style-name="ce8" table:formula="of:=[.G6]/[.$G$2]" office:value-type="float" office:value="5.85713492027785" calcext:value-type="float">
            <text:p>5,85713492027785</text:p>
          </table:table-cell>
          <table:table-cell table:style-name="ce19" table:formula="of:=[.I6]*2" office:value-type="float" office:value="11.7142698405557" calcext:value-type="float">
            <text:p>11,7142698405557</text:p>
          </table:table-cell>
          <table:table-cell table:style-name="ce8" table:formula="of:=[.I6]*3" office:value-type="float" office:value="17.5714047608335" calcext:value-type="float">
            <text:p>17,5714047608335</text:p>
          </table:table-cell>
          <table:table-cell table:style-name="ce8" office:value-type="float" office:value="12" calcext:value-type="float">
            <text:p>12</text:p>
          </table:table-cell>
          <table:table-cell table:style-name="ce25" office:value-type="string" calcext:value-type="string">
            <text:p>222</text:p>
          </table:table-cell>
          <table:table-cell table:style-name="ce8" table:formula="of:=1.5405*SQRT([.L6])/(2*(SQRT([.G6])))" office:value-type="float" office:value="3.13643290385619" calcext:value-type="float">
            <text:p>3,13643290385619</text:p>
          </table:table-cell>
          <table:table-cell table:style-name="ce33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4">
            <text:p>Cobr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3.96" calcext:value-type="float">
            <text:p>43,96</text:p>
          </table:table-cell>
          <table:table-cell table:style-name="ce9" office:value-type="float" office:value="0.2" calcext:value-type="float">
            <text:p>0,2</text:p>
          </table:table-cell>
          <table:table-cell table:style-name="ce16" table:formula="of:=[.D7]/SQRT(200)" office:value-type="float" office:value="0.014142135623731" calcext:value-type="float">
            <text:p>0,01414</text:p>
          </table:table-cell>
          <table:table-cell table:style-name="ce16" table:formula="of:=RADIANS([.D7])/SQRT(200)" office:value-type="float" office:value="0.000246826829897687" calcext:value-type="float">
            <text:p>0,00025</text:p>
          </table:table-cell>
          <table:table-cell table:style-name="ce9" table:formula="of:=SIN(RADIANS([.C7]/2))^2" office:value-type="float" office:value="0.140087705984921" calcext:value-type="float">
            <text:p>0,140087705984921</text:p>
          </table:table-cell>
          <table:table-cell table:style-name="ce16" table:formula="of:=2*SIN(RADIANS([.C7]/2))*COS(RADIANS([.C7]/2))*[.F7]" office:value-type="float" office:value="0.000171336326735679" calcext:value-type="float">
            <text:p>0,00017</text:p>
          </table:table-cell>
          <table:table-cell table:style-name="ce9" table:formula="of:=[.G7]/[.$G$7]" office:value-type="float" office:value="1" calcext:value-type="float">
            <text:p>1</text:p>
          </table:table-cell>
          <table:table-cell table:style-name="ce9" table:formula="of:=[.I7]*2" office:value-type="float" office:value="2" calcext:value-type="float">
            <text:p>2</text:p>
          </table:table-cell>
          <table:table-cell table:style-name="ce20" table:formula="of:=[.I7]*3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111</text:p>
          </table:table-cell>
          <table:table-cell table:style-name="ce9" table:formula="of:=1.5405*SQRT([.L7])/(2*(SQRT([.G7])))" office:value-type="float" office:value="3.56444832173589" calcext:value-type="float">
            <text:p>3,56444832173589</text:p>
          </table:table-cell>
          <table:table-cell table:style-name="ce35"/>
          <table:table-cell table:number-columns-repeated="1009"/>
        </table:table-row>
        <table:table-row table:style-name="ro1">
          <table:covered-table-cell table:style-name="ce3"/>
          <table:table-cell table:style-name="ce9" office:value-type="float" office:value="2" calcext:value-type="float">
            <text:p>2</text:p>
          </table:table-cell>
          <table:table-cell table:style-name="ce9" office:value-type="float" office:value="51.02" calcext:value-type="float">
            <text:p>51,02</text:p>
          </table:table-cell>
          <table:table-cell table:style-name="ce9" office:value-type="float" office:value="0.8" calcext:value-type="float">
            <text:p>0,8</text:p>
          </table:table-cell>
          <table:table-cell table:style-name="ce16" table:formula="of:=[.D8]/SQRT(200)" office:value-type="float" office:value="0.0565685424949238" calcext:value-type="float">
            <text:p>0,05657</text:p>
          </table:table-cell>
          <table:table-cell table:style-name="ce16" table:formula="of:=RADIANS([.D8])/SQRT(200)" office:value-type="float" office:value="0.000987307319590748" calcext:value-type="float">
            <text:p>0,00099</text:p>
          </table:table-cell>
          <table:table-cell table:style-name="ce9" table:formula="of:=SIN(RADIANS([.C8]/2))^2" office:value-type="float" office:value="0.185475461200482" calcext:value-type="float">
            <text:p>0,185475461200482</text:p>
          </table:table-cell>
          <table:table-cell table:style-name="ce16" table:formula="of:=2*SIN(RADIANS([.C8]/2))*COS(RADIANS([.C8]/2))*[.F8]" office:value-type="float" office:value="0.000767498735389297" calcext:value-type="float">
            <text:p>0,00077</text:p>
          </table:table-cell>
          <table:table-cell table:style-name="ce9" table:formula="of:=[.G8]/[.$G$7]" office:value-type="float" office:value="1.32399527779009" calcext:value-type="float">
            <text:p>1,32399527779009</text:p>
          </table:table-cell>
          <table:table-cell table:style-name="ce9" table:formula="of:=[.I8]*2" office:value-type="float" office:value="2.64799055558019" calcext:value-type="float">
            <text:p>2,64799055558019</text:p>
          </table:table-cell>
          <table:table-cell table:style-name="ce20" table:formula="of:=[.I8]*3" office:value-type="float" office:value="3.97198583337028" calcext:value-type="float">
            <text:p>3,97198583337028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200</text:p>
          </table:table-cell>
          <table:table-cell table:style-name="ce9" table:formula="of:=1.5405*SQRT([.L8])/(2*(SQRT([.G8])))" office:value-type="float" office:value="3.57699615092465" calcext:value-type="float">
            <text:p>3,57699615092465</text:p>
          </table:table-cell>
          <table:table-cell table:style-name="ce35"/>
          <table:table-cell office:value-type="string" calcext:value-type="string">
            <text:p>Face Centered Cubic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9" office:value-type="float" office:value="3" calcext:value-type="float">
            <text:p>3</text:p>
          </table:table-cell>
          <table:table-cell table:style-name="ce9" office:value-type="float" office:value="74.72" calcext:value-type="float">
            <text:p>74,72</text:p>
          </table:table-cell>
          <table:table-cell table:style-name="ce9" office:value-type="float" office:value="0.78" calcext:value-type="float">
            <text:p>0,78</text:p>
          </table:table-cell>
          <table:table-cell table:style-name="ce16" table:formula="of:=[.D9]/SQRT(200)" office:value-type="float" office:value="0.0551543289325507" calcext:value-type="float">
            <text:p>0,05515</text:p>
          </table:table-cell>
          <table:table-cell table:style-name="ce16" table:formula="of:=RADIANS([.D9])/SQRT(200)" office:value-type="float" office:value="0.000962624636600979" calcext:value-type="float">
            <text:p>0,00096</text:p>
          </table:table-cell>
          <table:table-cell table:style-name="ce9" table:formula="of:=SIN(RADIANS([.C9]/2))^2" office:value-type="float" office:value="0.368231830079694" calcext:value-type="float">
            <text:p>0,368231830079694</text:p>
          </table:table-cell>
          <table:table-cell table:style-name="ce16" table:formula="of:=2*SIN(RADIANS([.C9]/2))*COS(RADIANS([.C9]/2))*[.F9]" office:value-type="float" office:value="0.00092859534431465" calcext:value-type="float">
            <text:p>0,00093</text:p>
          </table:table-cell>
          <table:table-cell table:style-name="ce9" table:formula="of:=[.G9]/[.$G$7]" office:value-type="float" office:value="2.6285806273345" calcext:value-type="float">
            <text:p>2,6285806273345</text:p>
          </table:table-cell>
          <table:table-cell table:style-name="ce9" table:formula="of:=[.I9]*2" office:value-type="float" office:value="5.257161254669" calcext:value-type="float">
            <text:p>5,257161254669</text:p>
          </table:table-cell>
          <table:table-cell table:style-name="ce20" table:formula="of:=[.I9]*3" office:value-type="float" office:value="7.8857418820035" calcext:value-type="float">
            <text:p>7,8857418820035</text:p>
          </table:table-cell>
          <table:table-cell table:style-name="ce9" office:value-type="float" office:value="8" calcext:value-type="float">
            <text:p>8</text:p>
          </table:table-cell>
          <table:table-cell table:style-name="ce27" office:value-type="string" calcext:value-type="string">
            <text:p>220</text:p>
          </table:table-cell>
          <table:table-cell table:style-name="ce9" table:formula="of:=1.5405*SQRT([.L9])/(2*(SQRT([.G9])))" office:value-type="float" office:value="3.59017846295694" calcext:value-type="float">
            <text:p>3,59017846295694</text:p>
          </table:table-cell>
          <table:table-cell table:style-name="ce35"/>
          <table:table-cell table:number-columns-repeated="1009"/>
        </table:table-row>
        <table:table-row table:style-name="ro1">
          <table:covered-table-cell table:style-name="ce3"/>
          <table:table-cell table:style-name="ce9" office:value-type="float" office:value="4" calcext:value-type="float">
            <text:p>4</text:p>
          </table:table-cell>
          <table:table-cell table:style-name="ce9" office:value-type="float" office:value="90.54" calcext:value-type="float">
            <text:p>90,54</text:p>
          </table:table-cell>
          <table:table-cell table:style-name="ce9" office:value-type="float" office:value="1.18" calcext:value-type="float">
            <text:p>1,18</text:p>
          </table:table-cell>
          <table:table-cell table:style-name="ce16" table:formula="of:=[.D10]/SQRT(200)" office:value-type="float" office:value="0.0834386001800126" calcext:value-type="float">
            <text:p>0,08344</text:p>
          </table:table-cell>
          <table:table-cell table:style-name="ce16" table:formula="of:=RADIANS([.D10])/SQRT(200)" office:value-type="float" office:value="0.00145627829639635" calcext:value-type="float">
            <text:p>0,00146</text:p>
          </table:table-cell>
          <table:table-cell table:style-name="ce9" table:formula="of:=SIN(RADIANS([.C10]/2))^2" office:value-type="float" office:value="0.504712319216572" calcext:value-type="float">
            <text:p>0,504712319216572</text:p>
          </table:table-cell>
          <table:table-cell table:style-name="ce16" table:formula="of:=2*SIN(RADIANS([.C10]/2))*COS(RADIANS([.C10]/2))*[.F10]" office:value-type="float" office:value="0.00145621361886704" calcext:value-type="float">
            <text:p>0,00146</text:p>
          </table:table-cell>
          <table:table-cell table:style-name="ce9" table:formula="of:=[.G10]/[.$G$7]" office:value-type="float" office:value="3.60283092415619" calcext:value-type="float">
            <text:p>3,60283092415619</text:p>
          </table:table-cell>
          <table:table-cell table:style-name="ce9" table:formula="of:=[.I10]*2" office:value-type="float" office:value="7.20566184831238" calcext:value-type="float">
            <text:p>7,20566184831238</text:p>
          </table:table-cell>
          <table:table-cell table:style-name="ce20" table:formula="of:=[.I10]*3" office:value-type="float" office:value="10.8084927724686" calcext:value-type="float">
            <text:p>10,8084927724686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311</text:p>
          </table:table-cell>
          <table:table-cell table:style-name="ce9" table:formula="of:=1.5405*SQRT([.L10])/(2*(SQRT([.G10])))" office:value-type="float" office:value="3.59588750721787" calcext:value-type="float">
            <text:p>3,59588750721787</text:p>
          </table:table-cell>
          <table:table-cell table:style-name="ce35"/>
          <table:table-cell table:number-columns-repeated="1009"/>
        </table:table-row>
        <table:table-row table:style-name="ro1">
          <table:table-cell table:style-name="ce4" office:value-type="string" calcext:value-type="string" table:number-columns-spanned="1" table:number-rows-spanned="3">
            <text:p>Silício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29.6" calcext:value-type="float">
            <text:p>29,6</text:p>
          </table:table-cell>
          <table:table-cell table:style-name="ce12" office:value-type="float" office:value="0.42" calcext:value-type="float">
            <text:p>0,42</text:p>
          </table:table-cell>
          <table:table-cell table:style-name="ce17" table:formula="of:=[.D11]/SQRT(200)" office:value-type="float" office:value="0.029698484809835" calcext:value-type="float">
            <text:p>0,02970</text:p>
          </table:table-cell>
          <table:table-cell table:style-name="ce17" table:formula="of:=RADIANS([.D11])/SQRT(200)" office:value-type="float" office:value="0.000518336342785143" calcext:value-type="float">
            <text:p>0,00052</text:p>
          </table:table-cell>
          <table:table-cell table:style-name="ce12" table:formula="of:=SIN(RADIANS([.C11]/2))^2" office:value-type="float" office:value="0.0652525352473905" calcext:value-type="float">
            <text:p>0,0652525352473905</text:p>
          </table:table-cell>
          <table:table-cell table:style-name="ce17" table:formula="of:=2*SIN(RADIANS([.C11]/2))*COS(RADIANS([.C11]/2))*[.F11]" office:value-type="float" office:value="0.000256028020673737" calcext:value-type="float">
            <text:p>0,00026</text:p>
          </table:table-cell>
          <table:table-cell table:style-name="ce18" table:formula="of:=[.G11]/[.$G$11]" office:value-type="float" office:value="1" calcext:value-type="float">
            <text:p>1</text:p>
          </table:table-cell>
          <table:table-cell table:style-name="ce12" table:formula="of:=[.I11]*2" office:value-type="float" office:value="2" calcext:value-type="float">
            <text:p>2</text:p>
          </table:table-cell>
          <table:table-cell table:style-name="ce10" table:formula="of:=[.I11]*3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28" office:value-type="string" calcext:value-type="string">
            <text:p>100</text:p>
          </table:table-cell>
          <table:table-cell table:style-name="ce12" table:formula="of:=1.5405*SQRT([.L11])/(2*(SQRT([.G11])))" office:value-type="float" office:value="3.0153172486568" calcext:value-type="float">
            <text:p>3,0153172486568</text:p>
          </table:table-cell>
          <table:table-cell table:style-name="ce36"/>
          <table:table-cell table:number-columns-repeated="1009"/>
        </table:table-row>
        <table:table-row table:style-name="ro1">
          <table:covered-table-cell table:style-name="ce4"/>
          <table:table-cell table:style-name="ce10" office:value-type="float" office:value="2" calcext:value-type="float">
            <text:p>2</text:p>
          </table:table-cell>
          <table:table-cell table:style-name="ce12" office:value-type="float" office:value="60.98" calcext:value-type="float">
            <text:p>60,98</text:p>
          </table:table-cell>
          <table:table-cell table:style-name="ce12" office:value-type="float" office:value="0.08" calcext:value-type="float">
            <text:p>0,08</text:p>
          </table:table-cell>
          <table:table-cell table:style-name="ce17" table:formula="of:=[.D12]/SQRT(200)" office:value-type="float" office:value="0.00565685424949238" calcext:value-type="float">
            <text:p>0,00566</text:p>
          </table:table-cell>
          <table:table-cell table:style-name="ce17" table:formula="of:=RADIANS([.D12])/SQRT(200)" office:value-type="float" office:value="0.0000987307319590748" calcext:value-type="float">
            <text:p>0,00010</text:p>
          </table:table-cell>
          <table:table-cell table:style-name="ce12" table:formula="of:=SIN(RADIANS([.C12]/2))^2" office:value-type="float" office:value="0.257442554712153" calcext:value-type="float">
            <text:p>0,257442554712153</text:p>
          </table:table-cell>
          <table:table-cell table:style-name="ce17" table:formula="of:=2*SIN(RADIANS([.C12]/2))*COS(RADIANS([.C12]/2))*[.F12]" office:value-type="float" office:value="0.0000863351303617939" calcext:value-type="float">
            <text:p>0,00009</text:p>
          </table:table-cell>
          <table:table-cell table:style-name="ce18" table:formula="of:=[.G12]/[.$G$11]" office:value-type="float" office:value="3.94532647254419" calcext:value-type="float">
            <text:p>3,94532647254419</text:p>
          </table:table-cell>
          <table:table-cell table:style-name="ce12" table:formula="of:=[.I12]*2" office:value-type="float" office:value="7.89065294508838" calcext:value-type="float">
            <text:p>7,89065294508838</text:p>
          </table:table-cell>
          <table:table-cell table:style-name="ce10" table:formula="of:=[.I12]*3" office:value-type="float" office:value="11.8359794176326" calcext:value-type="float">
            <text:p>11,8359794176326</text:p>
          </table:table-cell>
          <table:table-cell table:style-name="ce12" office:value-type="float" office:value="4" calcext:value-type="float">
            <text:p>4</text:p>
          </table:table-cell>
          <table:table-cell table:style-name="ce28" office:value-type="string" calcext:value-type="string">
            <text:p>200</text:p>
          </table:table-cell>
          <table:table-cell table:style-name="ce12" table:formula="of:=1.5405*SQRT([.L12])/(2*(SQRT([.G12])))" office:value-type="float" office:value="3.03613818866612" calcext:value-type="float">
            <text:p>3,03613818866612</text:p>
          </table:table-cell>
          <table:table-cell table:style-name="ce36"/>
          <table:table-cell office:value-type="string" calcext:value-type="string">
            <text:p>Diamond Cubic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98.74" calcext:value-type="float">
            <text:p>98,74</text:p>
          </table:table-cell>
          <table:table-cell table:style-name="ce12" office:value-type="float" office:value="0.16" calcext:value-type="float">
            <text:p>0,16</text:p>
          </table:table-cell>
          <table:table-cell table:style-name="ce17" table:formula="of:=[.D13]/SQRT(200)" office:value-type="float" office:value="0.0113137084989848" calcext:value-type="float">
            <text:p>0,01131</text:p>
          </table:table-cell>
          <table:table-cell table:style-name="ce17" table:formula="of:=RADIANS([.D13])/SQRT(200)" office:value-type="float" office:value="0.00019746146391815" calcext:value-type="float">
            <text:p>0,00020</text:p>
          </table:table-cell>
          <table:table-cell table:style-name="ce12" table:formula="of:=SIN(RADIANS([.C13]/2))^2" office:value-type="float" office:value="0.575975441124122" calcext:value-type="float">
            <text:p>0,575975441124122</text:p>
          </table:table-cell>
          <table:table-cell table:style-name="ce17" table:formula="of:=2*SIN(RADIANS([.C13]/2))*COS(RADIANS([.C13]/2))*[.F13]" office:value-type="float" office:value="0.000195168550473198" calcext:value-type="float">
            <text:p>0,00020</text:p>
          </table:table-cell>
          <table:table-cell table:style-name="ce18" table:formula="of:=[.G13]/[.$G$11]" office:value-type="float" office:value="8.82686686334009" calcext:value-type="float">
            <text:p>8,82686686334009</text:p>
          </table:table-cell>
          <table:table-cell table:style-name="ce12" table:formula="of:=[.I13]*2" office:value-type="float" office:value="17.6537337266802" calcext:value-type="float">
            <text:p>17,6537337266802</text:p>
          </table:table-cell>
          <table:table-cell table:style-name="ce10" table:formula="of:=[.I13]*3" office:value-type="float" office:value="26.4806005900203" calcext:value-type="float">
            <text:p>26,4806005900203</text:p>
          </table:table-cell>
          <table:table-cell table:style-name="ce12" office:value-type="float" office:value="9" calcext:value-type="float">
            <text:p>9</text:p>
          </table:table-cell>
          <table:table-cell table:style-name="ce29" office:value-type="string" calcext:value-type="string">
            <text:p>300</text:p>
          </table:table-cell>
          <table:table-cell table:style-name="ce12" table:formula="of:=1.5405*SQRT([.L13])/(2*(SQRT([.G13])))" office:value-type="float" office:value="3.04474536968146" calcext:value-type="float">
            <text:p>3,04474536968146</text:p>
          </table:table-cell>
          <table:table-cell table:style-name="ce36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5"/>
          <table:table-cell table:style-name="ce12" table:formula="of:=SIN(RADIANS([.C14]/2))^2" office:value-type="float" office:value="0" calcext:value-type="float">
            <text:p>0</text:p>
          </table:table-cell>
          <table:table-cell table:style-name="ce17" table:formula="of:=2*SIN(RADIANS([.C14]/2))*COS(RADIANS([.C14]/2))*[.F14]" office:value-type="float" office:value="0" calcext:value-type="float">
            <text:p>0,00000</text:p>
          </table:table-cell>
          <table:table-cell table:style-name="ce12" table:formula="of:=[.G14]/[.$G$11]" office:value-type="float" office:value="0" calcext:value-type="float">
            <text:p>0</text:p>
          </table:table-cell>
          <table:table-cell table:style-name="ce12" table:formula="of:=[.I14]*2" office:value-type="float" office:value="0" calcext:value-type="float">
            <text:p>0</text:p>
          </table:table-cell>
          <table:table-cell table:style-name="ce21" table:formula="of:=[.I14]*3" office:value-type="float" office:value="0" calcext:value-type="float">
            <text:p>0</text:p>
          </table:table-cell>
          <table:table-cell table:style-name="ce12" office:value-type="float" office:value="28" calcext:value-type="float">
            <text:p>28</text:p>
          </table:table-cell>
          <table:table-cell table:style-name="ce29"/>
          <table:table-cell table:style-name="ce12" table:formula="of:=1.5405*SQRT([.L14])/(2*(SQRT([.G14]))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5"/>
          <table:table-cell table:style-name="ce12" table:formula="of:=SIN(RADIANS([.C15]/2))^2" office:value-type="float" office:value="0" calcext:value-type="float">
            <text:p>0</text:p>
          </table:table-cell>
          <table:table-cell table:style-name="ce17" table:formula="of:=2*SIN(RADIANS([.C15]/2))*COS(RADIANS([.C15]/2))*[.F15]" office:value-type="float" office:value="0" calcext:value-type="float">
            <text:p>0,00000</text:p>
          </table:table-cell>
          <table:table-cell table:style-name="ce12" table:formula="of:=[.G15]/[.$G$11]" office:value-type="float" office:value="0" calcext:value-type="float">
            <text:p>0</text:p>
          </table:table-cell>
          <table:table-cell table:style-name="ce12" table:formula="of:=[.I15]*2" office:value-type="float" office:value="0" calcext:value-type="float">
            <text:p>0</text:p>
          </table:table-cell>
          <table:table-cell table:style-name="ce21" table:formula="of:=[.I15]*3" office:value-type="float" office:value="0" calcext:value-type="float">
            <text:p>0</text:p>
          </table:table-cell>
          <table:table-cell table:style-name="ce12" office:value-type="float" office:value="29" calcext:value-type="float">
            <text:p>29</text:p>
          </table:table-cell>
          <table:table-cell table:style-name="ce29"/>
          <table:table-cell table:style-name="ce12" table:formula="of:=1.5405*SQRT([.L15])/(2*(SQRT([.G15]))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1" table:number-rows-spanned="8">
            <text:p>Estanho</text:p>
          </table:table-cell>
          <table:table-cell/>
          <table:table-cell office:value-type="float" office:value="32.5" calcext:value-type="float">
            <text:p>32,5</text:p>
          </table:table-cell>
          <table:table-cell table:number-columns-repeated="3"/>
          <table:table-cell table:style-name="ce12" table:formula="of:=SIN(RADIANS([.C16]/2))^2" office:value-type="float" office:value="0.0783042770935572" calcext:value-type="float">
            <text:p>0,0783042770935572</text:p>
          </table:table-cell>
          <table:table-cell table:style-name="ce17" table:formula="of:=2*SIN(RADIANS([.C16]/2))*COS(RADIANS([.C16]/2))*[.F16]" office:value-type="float" office:value="0" calcext:value-type="float">
            <text:p>0,00000</text:p>
          </table:table-cell>
          <table:table-cell table:style-name="ce12" table:formula="of:=[.G16]/[.$G$11]" office:value-type="float" office:value="1.20001892335193" calcext:value-type="float">
            <text:p>1,20001892335193</text:p>
          </table:table-cell>
          <table:table-cell table:style-name="ce12" table:formula="of:=[.I16]*2" office:value-type="float" office:value="2.40003784670385" calcext:value-type="float">
            <text:p>2,40003784670385</text:p>
          </table:table-cell>
          <table:table-cell table:style-name="ce21" table:formula="of:=[.I16]*3" office:value-type="float" office:value="3.60005677005578" calcext:value-type="float">
            <text:p>3,60005677005578</text:p>
          </table:table-cell>
          <table:table-cell table:style-name="ce12" office:value-type="float" office:value="30" calcext:value-type="float">
            <text:p>30</text:p>
          </table:table-cell>
          <table:table-cell table:style-name="ce29"/>
          <table:table-cell table:style-name="ce12" table:formula="of:=1.5405*SQRT([.L16])/(2*(SQRT([.G16])))" office:value-type="float" office:value="15.0764673698786" calcext:value-type="float">
            <text:p>15,0764673698786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13" office:value-type="float" office:value="45.4" calcext:value-type="float">
            <text:p>45,4</text:p>
          </table:table-cell>
          <table:table-cell table:number-columns-repeated="3"/>
          <table:table-cell table:style-name="ce12" table:formula="of:=SIN(RADIANS([.C17]/2))^2" office:value-type="float" office:value="0.148923473502419" calcext:value-type="float">
            <text:p>0,148923473502419</text:p>
          </table:table-cell>
          <table:table-cell table:style-name="ce17" table:formula="of:=2*SIN(RADIANS([.C17]/2))*COS(RADIANS([.C17]/2))*[.F17]" office:value-type="float" office:value="0" calcext:value-type="float">
            <text:p>0,00000</text:p>
          </table:table-cell>
          <table:table-cell table:style-name="ce12" table:formula="of:=[.G17]/[.$G$11]" office:value-type="float" office:value="2.28226340843016" calcext:value-type="float">
            <text:p>2,28226340843016</text:p>
          </table:table-cell>
          <table:table-cell table:style-name="ce12" table:formula="of:=[.I17]*2" office:value-type="float" office:value="4.56452681686033" calcext:value-type="float">
            <text:p>4,56452681686033</text:p>
          </table:table-cell>
          <table:table-cell table:style-name="ce21" table:formula="of:=[.I17]*3" office:value-type="float" office:value="6.84679022529049" calcext:value-type="float">
            <text:p>6,84679022529049</text:p>
          </table:table-cell>
          <table:table-cell table:style-name="ce12" office:value-type="float" office:value="31" calcext:value-type="float">
            <text:p>31</text:p>
          </table:table-cell>
          <table:table-cell table:style-name="ce29"/>
          <table:table-cell table:style-name="ce12" table:formula="of:=1.5405*SQRT([.L17])/(2*(SQRT([.G17])))" office:value-type="float" office:value="11.1129913246232" calcext:value-type="float">
            <text:p>11,1129913246232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13" office:value-type="float" office:value="63.02" calcext:value-type="float">
            <text:p>63,02</text:p>
          </table:table-cell>
          <table:table-cell table:number-columns-repeated="3"/>
          <table:table-cell table:style-name="ce12" table:formula="of:=SIN(RADIANS([.C18]/2))^2" office:value-type="float" office:value="0.273160273931448" calcext:value-type="float">
            <text:p>0,273160273931448</text:p>
          </table:table-cell>
          <table:table-cell table:style-name="ce17" table:formula="of:=2*SIN(RADIANS([.C18]/2))*COS(RADIANS([.C18]/2))*[.F18]" office:value-type="float" office:value="0" calcext:value-type="float">
            <text:p>0,00000</text:p>
          </table:table-cell>
          <table:table-cell table:style-name="ce12" table:formula="of:=[.G18]/[.$G$11]" office:value-type="float" office:value="4.18620169922627" calcext:value-type="float">
            <text:p>4,18620169922627</text:p>
          </table:table-cell>
          <table:table-cell table:style-name="ce12" table:formula="of:=[.I18]*2" office:value-type="float" office:value="8.37240339845254" calcext:value-type="float">
            <text:p>8,37240339845254</text:p>
          </table:table-cell>
          <table:table-cell table:style-name="ce21" table:formula="of:=[.I18]*3" office:value-type="float" office:value="12.5586050976788" calcext:value-type="float">
            <text:p>12,5586050976788</text:p>
          </table:table-cell>
          <table:table-cell table:style-name="ce12" office:value-type="float" office:value="32" calcext:value-type="float">
            <text:p>32</text:p>
          </table:table-cell>
          <table:table-cell table:style-name="ce29"/>
          <table:table-cell table:style-name="ce12" table:formula="of:=1.5405*SQRT([.L18])/(2*(SQRT([.G18])))" office:value-type="float" office:value="8.3367720403473" calcext:value-type="float">
            <text:p>8,3367720403473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13" office:value-type="float" office:value="80.1" calcext:value-type="float">
            <text:p>80,1</text:p>
          </table:table-cell>
          <table:table-cell table:number-columns-repeated="3"/>
          <table:table-cell table:style-name="ce12" table:formula="of:=SIN(RADIANS([.C19]/2))^2" office:value-type="float" office:value="0.414035449860295" calcext:value-type="float">
            <text:p>0,414035449860295</text:p>
          </table:table-cell>
          <table:table-cell table:style-name="ce17" table:formula="of:=2*SIN(RADIANS([.C19]/2))*COS(RADIANS([.C19]/2))*[.F19]" office:value-type="float" office:value="0" calcext:value-type="float">
            <text:p>0,00000</text:p>
          </table:table-cell>
          <table:table-cell table:style-name="ce12" table:formula="of:=[.G19]/[.$G$11]" office:value-type="float" office:value="6.34512434330056" calcext:value-type="float">
            <text:p>6,34512434330056</text:p>
          </table:table-cell>
          <table:table-cell table:style-name="ce12" table:formula="of:=[.I19]*2" office:value-type="float" office:value="12.6902486866011" calcext:value-type="float">
            <text:p>12,6902486866011</text:p>
          </table:table-cell>
          <table:table-cell table:style-name="ce21" table:formula="of:=[.I19]*3" office:value-type="float" office:value="19.0353730299017" calcext:value-type="float">
            <text:p>19,0353730299017</text:p>
          </table:table-cell>
          <table:table-cell table:style-name="ce12" office:value-type="float" office:value="33" calcext:value-type="float">
            <text:p>33</text:p>
          </table:table-cell>
          <table:table-cell table:style-name="ce29"/>
          <table:table-cell table:style-name="ce12" table:formula="of:=1.5405*SQRT([.L19])/(2*(SQRT([.G19])))" office:value-type="float" office:value="6.87653904642954" calcext:value-type="float">
            <text:p>6,87653904642954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14" office:value-type="float" office:value="98" calcext:value-type="float">
            <text:p>98</text:p>
          </table:table-cell>
          <table:table-cell table:number-columns-repeated="3"/>
          <table:table-cell table:style-name="ce12" table:formula="of:=SIN(RADIANS([.C20]/2))^2" office:value-type="float" office:value="0.569586550480033" calcext:value-type="float">
            <text:p>0,569586550480033</text:p>
          </table:table-cell>
          <table:table-cell table:style-name="ce17" table:formula="of:=2*SIN(RADIANS([.C20]/2))*COS(RADIANS([.C20]/2))*[.F20]" office:value-type="float" office:value="0" calcext:value-type="float">
            <text:p>0,00000</text:p>
          </table:table-cell>
          <table:table-cell table:style-name="ce12" table:formula="of:=[.G20]/[.$G$11]" office:value-type="float" office:value="8.72895663472035" calcext:value-type="float">
            <text:p>8,72895663472035</text:p>
          </table:table-cell>
          <table:table-cell table:style-name="ce12" table:formula="of:=[.I20]*2" office:value-type="float" office:value="17.4579132694407" calcext:value-type="float">
            <text:p>17,4579132694407</text:p>
          </table:table-cell>
          <table:table-cell table:style-name="ce21" table:formula="of:=[.I20]*3" office:value-type="float" office:value="26.186869904161" calcext:value-type="float">
            <text:p>26,186869904161</text:p>
          </table:table-cell>
          <table:table-cell table:style-name="ce12" office:value-type="float" office:value="34" calcext:value-type="float">
            <text:p>34</text:p>
          </table:table-cell>
          <table:table-cell table:style-name="ce29"/>
          <table:table-cell table:style-name="ce12" table:formula="of:=1.5405*SQRT([.L20])/(2*(SQRT([.G20])))" office:value-type="float" office:value="5.95101853043773" calcext:value-type="float">
            <text:p>5,95101853043773</text:p>
          </table:table-cell>
          <table:table-cell table:number-columns-repeated="1010"/>
        </table:table-row>
        <table:table-row table:style-name="ro1">
          <table:covered-table-cell/>
          <table:table-cell/>
          <table:table-cell table:style-name="ce14" office:value-type="float" office:value="103.78" calcext:value-type="float">
            <text:p>103,78</text:p>
          </table:table-cell>
          <table:table-cell table:number-columns-repeated="3"/>
          <table:table-cell table:style-name="ce12" table:formula="of:=SIN(RADIANS([.C21]/2))^2" office:value-type="float" office:value="0.619097226619954" calcext:value-type="float">
            <text:p>0,619097226619954</text:p>
          </table:table-cell>
          <table:table-cell table:style-name="ce17" table:formula="of:=2*SIN(RADIANS([.C21]/2))*COS(RADIANS([.C21]/2))*[.F21]" office:value-type="float" office:value="0" calcext:value-type="float">
            <text:p>0,00000</text:p>
          </table:table-cell>
          <table:table-cell table:style-name="ce12" table:formula="of:=[.G21]/[.$G$11]" office:value-type="float" office:value="9.48771146244026" calcext:value-type="float">
            <text:p>9,48771146244026</text:p>
          </table:table-cell>
          <table:table-cell table:style-name="ce12" table:formula="of:=[.I21]*2" office:value-type="float" office:value="18.9754229248805" calcext:value-type="float">
            <text:p>18,9754229248805</text:p>
          </table:table-cell>
          <table:table-cell table:style-name="ce21" table:formula="of:=[.I21]*3" office:value-type="float" office:value="28.4631343873208" calcext:value-type="float">
            <text:p>28,4631343873208</text:p>
          </table:table-cell>
          <table:table-cell table:style-name="ce12" office:value-type="float" office:value="35" calcext:value-type="float">
            <text:p>35</text:p>
          </table:table-cell>
          <table:table-cell table:style-name="ce29"/>
          <table:table-cell table:style-name="ce12" table:formula="of:=1.5405*SQRT([.L21])/(2*(SQRT([.G21])))" office:value-type="float" office:value="5.79143651352408" calcext:value-type="float">
            <text:p>5,79143651352408</text:p>
          </table:table-cell>
          <table:table-cell table:number-columns-repeated="1010"/>
        </table:table-row>
        <table:table-row table:style-name="ro1">
          <table:covered-table-cell/>
          <table:table-cell table:number-columns-repeated="5"/>
          <table:table-cell table:style-name="ce12" table:formula="of:=SIN(RADIANS([.C22]/2))^2" office:value-type="float" office:value="0" calcext:value-type="float">
            <text:p>0</text:p>
          </table:table-cell>
          <table:table-cell table:style-name="ce17" table:formula="of:=2*SIN(RADIANS([.C22]/2))*COS(RADIANS([.C22]/2))*[.F22]" office:value-type="float" office:value="0" calcext:value-type="float">
            <text:p>0,00000</text:p>
          </table:table-cell>
          <table:table-cell table:style-name="ce12" table:formula="of:=[.G22]/[.$G$11]" office:value-type="float" office:value="0" calcext:value-type="float">
            <text:p>0</text:p>
          </table:table-cell>
          <table:table-cell table:style-name="ce12" table:formula="of:=[.I22]*2" office:value-type="float" office:value="0" calcext:value-type="float">
            <text:p>0</text:p>
          </table:table-cell>
          <table:table-cell table:style-name="ce21" table:formula="of:=[.I22]*3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29"/>
          <table:table-cell table:style-name="ce12" table:formula="of:=1.5405*SQRT([.L22])/(2*(SQRT([.G22]))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covered-table-cell/>
          <table:table-cell table:number-columns-repeated="5"/>
          <table:table-cell table:style-name="ce12" table:formula="of:=SIN(RADIANS([.C23]/2))^2" office:value-type="float" office:value="0" calcext:value-type="float">
            <text:p>0</text:p>
          </table:table-cell>
          <table:table-cell table:style-name="ce17" table:formula="of:=2*SIN(RADIANS([.C23]/2))*COS(RADIANS([.C23]/2))*[.F23]" office:value-type="float" office:value="0" calcext:value-type="float">
            <text:p>0,00000</text:p>
          </table:table-cell>
          <table:table-cell table:style-name="ce12" table:formula="of:=[.G23]/[.$G$11]" office:value-type="float" office:value="0" calcext:value-type="float">
            <text:p>0</text:p>
          </table:table-cell>
          <table:table-cell table:style-name="ce12" table:formula="of:=[.I23]*2" office:value-type="float" office:value="0" calcext:value-type="float">
            <text:p>0</text:p>
          </table:table-cell>
          <table:table-cell table:style-name="ce21" table:formula="of:=[.I23]*3" office:value-type="float" office:value="0" calcext:value-type="float">
            <text:p>0</text:p>
          </table:table-cell>
          <table:table-cell table:style-name="ce12" office:value-type="float" office:value="37" calcext:value-type="float">
            <text:p>37</text:p>
          </table:table-cell>
          <table:table-cell table:style-name="ce29"/>
          <table:table-cell table:style-name="ce12" table:formula="of:=1.5405*SQRT([.L23])/(2*(SQRT([.G23]))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ão-cúbicos" table:style-name="ta2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2" table:default-cell-style-name="Default"/>
        <table:table-column table:style-name="co9" table:number-columns-repeated="1014" table:default-cell-style-name="Default"/>
        <table:table-row table:style-name="ro2">
          <table:table-cell table:style-name="ce5"/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5" office:value-type="string" calcext:value-type="string">
            <text:p>Magnésio</text:p>
          </table:table-cell>
          <table:table-cell table:style-name="ce11" table:number-columns-repeated="10"/>
          <table:table-cell table:number-columns-repeated="1013"/>
        </table:table-row>
        <table:table-row table:style-name="ro2">
          <table:table-cell table:style-name="ce37" office:value-type="string" calcext:value-type="string">
            <text:p>theta (graus) </text:p>
          </table:table-cell>
          <table:table-cell table:style-name="ce44" office:value-type="string" calcext:value-type="string">
            <text:p>sigma (graus)</text:p>
          </table:table-cell>
          <table:table-cell table:style-name="ce46" office:value-type="string" calcext:value-type="string">
            <text:p>SIGMA/RAIZ(N) (rad)</text:p>
          </table:table-cell>
          <table:table-cell table:style-name="ce46" office:value-type="string" calcext:value-type="string">
            <text:p>sin2theta</text:p>
          </table:table-cell>
          <table:table-cell table:style-name="ce46" office:value-type="string" calcext:value-type="string">
            <text:p>u_sin2theta</text:p>
          </table:table-cell>
          <table:table-cell table:style-name="ce48"/>
          <table:table-cell table:style-name="ce47" table:number-columns-repeated="3"/>
          <table:table-cell table:style-name="ce5"/>
          <table:table-cell table:style-name="ce11"/>
          <table:table-cell table:number-columns-repeated="1013"/>
        </table:table-row>
        <table:table-row table:style-name="ro2">
          <table:table-cell table:style-name="ce38" office:value-type="float" office:value="32.62" calcext:value-type="float">
            <text:p>32,62</text:p>
          </table:table-cell>
          <table:table-cell table:style-name="ce42" office:value-type="float" office:value="1.6" calcext:value-type="float">
            <text:p>1,6</text:p>
          </table:table-cell>
          <table:table-cell table:style-name="ce42" table:formula="of:=RADIANS([.B4])/SQRT(200)" office:value-type="float" office:value="0.0019746146391815" calcext:value-type="float">
            <text:p>0,0019746146391815</text:p>
          </table:table-cell>
          <table:table-cell table:style-name="ce42" table:formula="of:=SIN(RADIANS([.A4]/2))^2" office:value-type="float" office:value="0.0788678603982031" calcext:value-type="float">
            <text:p>0,0788678603982031</text:p>
          </table:table-cell>
          <table:table-cell table:style-name="ce42" table:formula="of:=2*SIN(RADIANS([.A4]/2))*COS(RADIANS([.A4]/2))*[.C4]" office:value-type="float" office:value="0.00106444529202885" calcext:value-type="float">
            <text:p>0,00106444529202885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8" office:value-type="float" office:value="34.86" calcext:value-type="float">
            <text:p>34,86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table:formula="of:=RADIANS([.B5])/SQRT(200)" office:value-type="float" office:value="0.0000246826829897687" calcext:value-type="float">
            <text:p>2,46826829897687E-05</text:p>
          </table:table-cell>
          <table:table-cell table:style-name="ce42" table:formula="of:=SIN(RADIANS([.A5]/2))^2" office:value-type="float" office:value="0.0897244454264859" calcext:value-type="float">
            <text:p>0,0897244454264859</text:p>
          </table:table-cell>
          <table:table-cell table:style-name="ce42" table:formula="of:=2*SIN(RADIANS([.A5]/2))*COS(RADIANS([.A5]/2))*[.C5]" office:value-type="float" office:value="0.0000141079591147162" calcext:value-type="float">
            <text:p>1,41079591147162E-05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8" office:value-type="float" office:value="37.08" calcext:value-type="float">
            <text:p>37,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table:formula="of:=RADIANS([.B6])/SQRT(200)" office:value-type="float" office:value="0.0000123413414948844" calcext:value-type="float">
            <text:p>1,23413414948844E-05</text:p>
          </table:table-cell>
          <table:table-cell table:style-name="ce42" table:formula="of:=SIN(RADIANS([.A6]/2))^2" office:value-type="float" office:value="0.101102780230714" calcext:value-type="float">
            <text:p>0,101102780230714</text:p>
          </table:table-cell>
          <table:table-cell table:style-name="ce42" table:formula="of:=2*SIN(RADIANS([.A6]/2))*COS(RADIANS([.A6]/2))*[.C6]" office:value-type="float" office:value="0.00000744095937133837" calcext:value-type="float">
            <text:p>7,44095937133837E-06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8" office:value-type="float" office:value="48.34" calcext:value-type="float">
            <text:p>48,34</text:p>
          </table:table-cell>
          <table:table-cell table:style-name="ce42" office:value-type="float" office:value="0.5" calcext:value-type="float">
            <text:p>0,5</text:p>
          </table:table-cell>
          <table:table-cell table:style-name="ce42" table:formula="of:=RADIANS([.B7])/SQRT(200)" office:value-type="float" office:value="0.000617067074744218" calcext:value-type="float">
            <text:p>0,000617067074744218</text:p>
          </table:table-cell>
          <table:table-cell table:style-name="ce42" table:formula="of:=SIN(RADIANS([.A7]/2))^2" office:value-type="float" office:value="0.167645529599987" calcext:value-type="float">
            <text:p>0,167645529599987</text:p>
          </table:table-cell>
          <table:table-cell table:style-name="ce42" table:formula="of:=2*SIN(RADIANS([.A7]/2))*COS(RADIANS([.A7]/2))*[.C7]" office:value-type="float" office:value="0.000461012304038696" calcext:value-type="float">
            <text:p>0,000461012304038696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8" office:value-type="float" office:value="63.68" calcext:value-type="float">
            <text:p>63,68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table:formula="of:=RADIANS([.B8])/SQRT(200)" office:value-type="float" office:value="0.000419605610826068" calcext:value-type="float">
            <text:p>0,000419605610826068</text:p>
          </table:table-cell>
          <table:table-cell table:style-name="ce42" table:formula="of:=SIN(RADIANS([.A8]/2))^2" office:value-type="float" office:value="0.278307951688711" calcext:value-type="float">
            <text:p>0,278307951688711</text:p>
          </table:table-cell>
          <table:table-cell table:style-name="ce42" table:formula="of:=2*SIN(RADIANS([.A8]/2))*COS(RADIANS([.A8]/2))*[.C8]" office:value-type="float" office:value="0.000376105816669399" calcext:value-type="float">
            <text:p>0,000376105816669399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8" office:value-type="float" office:value="69.3" calcext:value-type="float">
            <text:p>69,3</text:p>
          </table:table-cell>
          <table:table-cell table:style-name="ce45" office:value-type="float" office:value="0.72" calcext:value-type="float">
            <text:p>0,72</text:p>
          </table:table-cell>
          <table:table-cell table:style-name="ce42" table:formula="of:=RADIANS([.B9])/SQRT(200)" office:value-type="float" office:value="0.000888576587631673" calcext:value-type="float">
            <text:p>0,000888576587631673</text:p>
          </table:table-cell>
          <table:table-cell table:style-name="ce42" table:formula="of:=SIN(RADIANS([.A9]/2))^2" office:value-type="float" office:value="0.323262578110371" calcext:value-type="float">
            <text:p>0,323262578110371</text:p>
          </table:table-cell>
          <table:table-cell table:style-name="ce42" table:formula="of:=2*SIN(RADIANS([.A9]/2))*COS(RADIANS([.A9]/2))*[.C9]" office:value-type="float" office:value="0.000831213664835221" calcext:value-type="float">
            <text:p>0,000831213664835221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9" office:value-type="float" office:value="73.18" calcext:value-type="float">
            <text:p>73,18</text:p>
          </table:table-cell>
          <table:table-cell table:style-name="ce45" office:value-type="float" office:value="0.36" calcext:value-type="float">
            <text:p>0,36</text:p>
          </table:table-cell>
          <table:table-cell table:style-name="ce42" table:formula="of:=RADIANS([.B10])/SQRT(200)" office:value-type="float" office:value="0.000444288293815837" calcext:value-type="float">
            <text:p>0,000444288293815837</text:p>
          </table:table-cell>
          <table:table-cell table:style-name="ce42" table:formula="of:=SIN(RADIANS([.A10]/2))^2" office:value-type="float" office:value="0.355317026563315" calcext:value-type="float">
            <text:p>0,355317026563315</text:p>
          </table:table-cell>
          <table:table-cell table:style-name="ce42" table:formula="of:=2*SIN(RADIANS([.A10]/2))*COS(RADIANS([.A10]/2))*[.C10]" office:value-type="float" office:value="0.000425280995535729" calcext:value-type="float">
            <text:p>0,000425280995535729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9" office:value-type="float" office:value="82.24" calcext:value-type="float">
            <text:p>82,24</text:p>
          </table:table-cell>
          <table:table-cell table:style-name="ce45" office:value-type="float" office:value="0.28" calcext:value-type="float">
            <text:p>0,28</text:p>
          </table:table-cell>
          <table:table-cell table:style-name="ce42" table:formula="of:=RADIANS([.B11])/SQRT(200)" office:value-type="float" office:value="0.000345557561856762" calcext:value-type="float">
            <text:p>0,000345557561856762</text:p>
          </table:table-cell>
          <table:table-cell table:style-name="ce42" table:formula="of:=SIN(RADIANS([.A11]/2))^2" office:value-type="float" office:value="0.43248806652875" calcext:value-type="float">
            <text:p>0,43248806652875</text:p>
          </table:table-cell>
          <table:table-cell table:style-name="ce42" table:formula="of:=2*SIN(RADIANS([.A11]/2))*COS(RADIANS([.A11]/2))*[.C11]" office:value-type="float" office:value="0.000342393065395333" calcext:value-type="float">
            <text:p>0,000342393065395333</text:p>
          </table:table-cell>
          <table:table-cell table:style-name="ce47" table:number-columns-repeated="4"/>
          <table:table-cell table:style-name="ce11" table:number-columns-repeated="2"/>
          <table:table-cell table:number-columns-repeated="1013"/>
        </table:table-row>
        <table:table-row table:style-name="ro2">
          <table:table-cell table:style-name="ce39" office:value-type="float" office:value="100.16" calcext:value-type="float">
            <text:p>100,16</text:p>
          </table:table-cell>
          <table:table-cell table:style-name="ce45" office:value-type="float" office:value="0.82" calcext:value-type="float">
            <text:p>0,82</text:p>
          </table:table-cell>
          <table:table-cell table:style-name="ce42" table:formula="of:=RADIANS([.B12])/SQRT(200)" office:value-type="float" office:value="0.00101199000258052" calcext:value-type="float">
            <text:p>0,00101199000258052</text:p>
          </table:table-cell>
          <table:table-cell table:style-name="ce42" table:formula="of:=SIN(RADIANS([.A12]/2))^2" office:value-type="float" office:value="0.588198799533606" calcext:value-type="float">
            <text:p>0,588198799533606</text:p>
          </table:table-cell>
          <table:table-cell table:style-name="ce42" table:formula="of:=2*SIN(RADIANS([.A12]/2))*COS(RADIANS([.A12]/2))*[.C12]" office:value-type="float" office:value="0.00099612098389679" calcext:value-type="float">
            <text:p>0,00099612098389679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39" office:value-type="float" office:value="105.24" calcext:value-type="float">
            <text:p>105,24</text:p>
          </table:table-cell>
          <table:table-cell table:style-name="ce45" office:value-type="float" office:value="0.04" calcext:value-type="float">
            <text:p>0,04</text:p>
          </table:table-cell>
          <table:table-cell table:style-name="ce42" table:formula="of:=RADIANS([.B13])/SQRT(200)" office:value-type="float" office:value="0.0000493653659795374" calcext:value-type="float">
            <text:p>4,93653659795374E-05</text:p>
          </table:table-cell>
          <table:table-cell table:style-name="ce42" table:formula="of:=SIN(RADIANS([.A13]/2))^2" office:value-type="float" office:value="0.631431411649406" calcext:value-type="float">
            <text:p>0,631431411649406</text:p>
          </table:table-cell>
          <table:table-cell table:style-name="ce42" table:formula="of:=2*SIN(RADIANS([.A13]/2))*COS(RADIANS([.A13]/2))*[.C13]" office:value-type="float" office:value="0.0000476293448536489" calcext:value-type="float">
            <text:p>4,76293448536489E-05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0" table:number-columns-repeated="2"/>
          <table:table-cell table:style-name="ce47" table:number-columns-repeated="3"/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>
            <text:p>Estanho</text:p>
          </table:table-cell>
          <table:table-cell table:style-name="ce40"/>
          <table:table-cell table:style-name="ce47" table:number-columns-repeated="3"/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1" office:value-type="string" calcext:value-type="string">
            <text:p>theta</text:p>
          </table:table-cell>
          <table:table-cell table:style-name="ce41" office:value-type="string" calcext:value-type="string">
            <text:p>sigma (graus)</text:p>
          </table:table-cell>
          <table:table-cell table:style-name="ce46" office:value-type="string" calcext:value-type="string">
            <text:p>SIGMA/RAIZ(N) (rad)</text:p>
          </table:table-cell>
          <table:table-cell table:style-name="ce46" office:value-type="string" calcext:value-type="string">
            <text:p>sin2theta</text:p>
          </table:table-cell>
          <table:table-cell table:style-name="ce46" office:value-type="string" calcext:value-type="string">
            <text:p>u_sin2theta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2" office:value-type="float" office:value="32.5" calcext:value-type="float">
            <text:p>32,5</text:p>
          </table:table-cell>
          <table:table-cell table:style-name="ce42" office:value-type="float" office:value="1.64" calcext:value-type="float">
            <text:p>1,64</text:p>
          </table:table-cell>
          <table:table-cell table:style-name="ce42" table:formula="of:=RADIANS([.B17])/SQRT(200)" office:value-type="float" office:value="0.00202398000516103" calcext:value-type="float">
            <text:p>0,00202398000516103</text:p>
          </table:table-cell>
          <table:table-cell table:style-name="ce42" table:formula="of:=SIN(RADIANS([.A17]/2))^2" office:value-type="float" office:value="0.0783042770935572" calcext:value-type="float">
            <text:p>0,0783042770935572</text:p>
          </table:table-cell>
          <table:table-cell table:style-name="ce42" table:formula="of:=2*SIN(RADIANS([.A17]/2))*COS(RADIANS([.A17]/2))*[.C17]" office:value-type="float" office:value="0.00108748366407483" calcext:value-type="float">
            <text:p>0,00108748366407483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2" office:value-type="float" office:value="45.4" calcext:value-type="float">
            <text:p>45,4</text:p>
          </table:table-cell>
          <table:table-cell table:style-name="ce42" office:value-type="float" office:value="0.26" calcext:value-type="float">
            <text:p>0,26</text:p>
          </table:table-cell>
          <table:table-cell table:style-name="ce42" table:formula="of:=RADIANS([.B18])/SQRT(200)" office:value-type="float" office:value="0.000320874878866993" calcext:value-type="float">
            <text:p>0,000320874878866993</text:p>
          </table:table-cell>
          <table:table-cell table:style-name="ce42" table:formula="of:=SIN(RADIANS([.A18]/2))^2" office:value-type="float" office:value="0.148923473502419" calcext:value-type="float">
            <text:p>0,148923473502419</text:p>
          </table:table-cell>
          <table:table-cell table:style-name="ce42" table:formula="of:=2*SIN(RADIANS([.A18]/2))*COS(RADIANS([.A18]/2))*[.C18]" office:value-type="float" office:value="0.000228471271257505" calcext:value-type="float">
            <text:p>0,000228471271257505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2" office:value-type="float" office:value="63.02" calcext:value-type="float">
            <text:p>63,02</text:p>
          </table:table-cell>
          <table:table-cell table:style-name="ce42" office:value-type="float" office:value="1.96" calcext:value-type="float">
            <text:p>1,96</text:p>
          </table:table-cell>
          <table:table-cell table:style-name="ce42" table:formula="of:=RADIANS([.B19])/SQRT(200)" office:value-type="float" office:value="0.00241890293299733" calcext:value-type="float">
            <text:p>0,00241890293299733</text:p>
          </table:table-cell>
          <table:table-cell table:style-name="ce42" table:formula="of:=SIN(RADIANS([.A19]/2))^2" office:value-type="float" office:value="0.273160273931448" calcext:value-type="float">
            <text:p>0,273160273931448</text:p>
          </table:table-cell>
          <table:table-cell table:style-name="ce42" table:formula="of:=2*SIN(RADIANS([.A19]/2))*COS(RADIANS([.A19]/2))*[.C19]" office:value-type="float" office:value="0.00215564149315361" calcext:value-type="float">
            <text:p>0,00215564149315361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.44" calcext:value-type="float">
            <text:p>0,44</text:p>
          </table:table-cell>
          <table:table-cell table:style-name="ce42" table:formula="of:=RADIANS([.B20])/SQRT(200)" office:value-type="float" office:value="0.000543019025774911" calcext:value-type="float">
            <text:p>0,000543019025774911</text:p>
          </table:table-cell>
          <table:table-cell table:style-name="ce42" table:formula="of:=SIN(RADIANS([.A20]/2))^2" office:value-type="float" office:value="0.569586550480033" calcext:value-type="float">
            <text:p>0,569586550480033</text:p>
          </table:table-cell>
          <table:table-cell table:style-name="ce42" table:formula="of:=2*SIN(RADIANS([.A20]/2))*COS(RADIANS([.A20]/2))*[.C20]" office:value-type="float" office:value="0.000537734401944051" calcext:value-type="float">
            <text:p>0,000537734401944051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2" office:value-type="float" office:value="103.78" calcext:value-type="float">
            <text:p>103,78</text:p>
          </table:table-cell>
          <table:table-cell table:style-name="ce42" office:value-type="float" office:value="1.64" calcext:value-type="float">
            <text:p>1,64</text:p>
          </table:table-cell>
          <table:table-cell table:style-name="ce42" table:formula="of:=RADIANS([.B21])/SQRT(200)" office:value-type="float" office:value="0.00202398000516103" calcext:value-type="float">
            <text:p>0,00202398000516103</text:p>
          </table:table-cell>
          <table:table-cell table:style-name="ce42" table:formula="of:=SIN(RADIANS([.A21]/2))^2" office:value-type="float" office:value="0.619097226619954" calcext:value-type="float">
            <text:p>0,619097226619954</text:p>
          </table:table-cell>
          <table:table-cell table:style-name="ce42" table:formula="of:=2*SIN(RADIANS([.A21]/2))*COS(RADIANS([.A21]/2))*[.C21]" office:value-type="float" office:value="0.00196572476954841" calcext:value-type="float">
            <text:p>0,00196572476954841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0" table:number-columns-repeated="2"/>
          <table:table-cell table:style-name="ce47" table:number-columns-repeated="3"/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7" office:value-type="string" calcext:value-type="string">
            <text:p>Grafite</text:p>
          </table:table-cell>
          <table:table-cell table:style-name="ce40"/>
          <table:table-cell table:style-name="ce47" table:number-columns-repeated="3"/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1" office:value-type="string" calcext:value-type="string">
            <text:p>theta</text:p>
          </table:table-cell>
          <table:table-cell table:style-name="ce41" office:value-type="string" calcext:value-type="string">
            <text:p>sigma (graus)</text:p>
          </table:table-cell>
          <table:table-cell table:style-name="ce46" office:value-type="string" calcext:value-type="string">
            <text:p>SIGMA/RAIZ(N) (rad)</text:p>
          </table:table-cell>
          <table:table-cell table:style-name="ce46" office:value-type="string" calcext:value-type="string">
            <text:p>sin2theta</text:p>
          </table:table-cell>
          <table:table-cell table:style-name="ce46" office:value-type="string" calcext:value-type="string">
            <text:p>u_sin2theta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2" office:value-type="float" office:value="26.92" calcext:value-type="float">
            <text:p>26,92</text:p>
          </table:table-cell>
          <table:table-cell table:style-name="ce42" office:value-type="float" office:value="0.4" calcext:value-type="float">
            <text:p>0,4</text:p>
          </table:table-cell>
          <table:table-cell table:style-name="ce42" table:formula="of:=RADIANS([.B25])/SQRT(200)" office:value-type="float" office:value="0.000493653659795374" calcext:value-type="float">
            <text:p>0,000493653659795374</text:p>
          </table:table-cell>
          <table:table-cell table:style-name="ce42" table:formula="of:=SIN(RADIANS([.A25]/2))^2" office:value-type="float" office:value="0.0541802271147733" calcext:value-type="float">
            <text:p>0,0541802271147733</text:p>
          </table:table-cell>
          <table:table-cell table:style-name="ce42" table:formula="of:=2*SIN(RADIANS([.A25]/2))*COS(RADIANS([.A25]/2))*[.C25]" office:value-type="float" office:value="0.000223499708900885" calcext:value-type="float">
            <text:p>0,000223499708900885</text:p>
          </table:table-cell>
          <table:table-cell table:style-name="ce40" table:number-columns-repeated="4"/>
          <table:table-cell table:number-columns-repeated="1015"/>
        </table:table-row>
        <table:table-row table:style-name="ro2">
          <table:table-cell table:style-name="ce43" office:value-type="float" office:value="55.14" calcext:value-type="float">
            <text:p>55,14</text:p>
          </table:table-cell>
          <table:table-cell table:style-name="ce43" office:value-type="float" office:value="0.36" calcext:value-type="float">
            <text:p>0,36</text:p>
          </table:table-cell>
          <table:table-cell table:style-name="ce42" table:formula="of:=RADIANS([.B26])/SQRT(200)" office:value-type="float" office:value="0.000444288293815837" calcext:value-type="float">
            <text:p>0,000444288293815837</text:p>
          </table:table-cell>
          <table:table-cell table:style-name="ce42" table:formula="of:=SIN(RADIANS([.A26]/2))^2" office:value-type="float" office:value="0.214213419980232" calcext:value-type="float">
            <text:p>0,214213419980232</text:p>
          </table:table-cell>
          <table:table-cell table:style-name="ce42" table:formula="of:=2*SIN(RADIANS([.A26]/2))*COS(RADIANS([.A26]/2))*[.C26]" office:value-type="float" office:value="0.000364561252271625" calcext:value-type="float">
            <text:p>0,000364561252271625</text:p>
          </table:table-cell>
          <table:table-cell table:number-columns-repeated="1019"/>
        </table:table-row>
        <table:table-row table:style-name="ro2">
          <table:table-cell table:style-name="ce43" office:value-type="float" office:value="87.44" calcext:value-type="float">
            <text:p>87,44</text:p>
          </table:table-cell>
          <table:table-cell table:style-name="ce43" office:value-type="float" office:value="0.04" calcext:value-type="float">
            <text:p>0,04</text:p>
          </table:table-cell>
          <table:table-cell table:style-name="ce42" table:formula="of:=RADIANS([.B27])/SQRT(200)" office:value-type="float" office:value="0.0000493653659795374" calcext:value-type="float">
            <text:p>4,93653659795374E-05</text:p>
          </table:table-cell>
          <table:table-cell table:style-name="ce42" table:formula="of:=SIN(RADIANS([.A27]/2))^2" office:value-type="float" office:value="0.477667217945857" calcext:value-type="float">
            <text:p>0,477667217945857</text:p>
          </table:table-cell>
          <table:table-cell table:style-name="ce42" table:formula="of:=2*SIN(RADIANS([.A27]/2))*COS(RADIANS([.A27]/2))*[.C27]" office:value-type="float" office:value="0.0000493160991312851" calcext:value-type="float">
            <text:p>4,93160991312851E-05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úbicos" style:display-name="PageStyle_Cúbic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ão-cúbicos" style:display-name="PageStyle_Não-cúbic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arice Velloso</meta:initial-creator>
    <meta:creation-date>2022-05-05T20:50:34</meta:creation-date>
    <dc:date>2022-05-08T22:57:06.390000000</dc:date>
    <meta:generator>LibreOffice/7.2.1.2$Windows_X86_64 LibreOffice_project/87b77fad49947c1441b67c559c339af8f3517e22</meta:generator>
    <meta:editing-duration>PT7M44S</meta:editing-duration>
    <meta:editing-cycles>1</meta:editing-cycles>
    <meta:document-statistic meta:table-count="2" meta:cell-count="362" meta:object-count="0"/>
    <meta:user-defined meta:name="AppVersion">16.0300</meta:user-defined>
  </office:meta>
</office:document-meta>
</file>